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RomNo9L-Regu" svg:font-family="NimbusRomNo9L-Regu"/>
    <style:font-face style:name="NimbusRomNo9L-ReguItal" svg:font-family="NimbusRomNo9L-ReguItal"/>
    <style:font-face style:name="TimesNewRoman" svg:font-family="TimesNewRoman"/>
    <style:font-face style:name="TimesNewRoman,BoldItalic" svg:font-family="'TimesNewRoman,BoldItalic'"/>
    <style:font-face style:name="F" svg:font-family="" style:font-family-generic="roman"/>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71mm"/>
    </style:style>
    <style:style style:name="co2" style:family="table-column">
      <style:table-column-properties fo:break-before="auto" style:column-width="93.4mm"/>
    </style:style>
    <style:style style:name="co3" style:family="table-column">
      <style:table-column-properties fo:break-before="auto" style:column-width="112.73mm"/>
    </style:style>
    <style:style style:name="co4" style:family="table-column">
      <style:table-column-properties fo:break-before="auto" style:column-width="22.58mm"/>
    </style:style>
    <style:style style:name="ro1" style:family="table-row">
      <style:table-row-properties style:row-height="8.41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5.79mm" fo:break-before="auto" style:use-optimal-row-height="false"/>
    </style:style>
    <style:style style:name="ro4" style:family="table-row">
      <style:table-row-properties style:row-height="20.27mm" fo:break-before="auto" style:use-optimal-row-height="true"/>
    </style:style>
    <style:style style:name="ro5" style:family="table-row">
      <style:table-row-properties style:row-height="16.32mm" fo:break-before="auto" style:use-optimal-row-height="true"/>
    </style:style>
    <style:style style:name="ro6" style:family="table-row">
      <style:table-row-properties style:row-height="17.11mm" fo:break-before="auto" style:use-optimal-row-height="false"/>
    </style:style>
    <style:style style:name="ro7" style:family="table-row">
      <style:table-row-properties style:row-height="6.05mm" fo:break-before="auto" style:use-optimal-row-height="false"/>
    </style:style>
    <style:style style:name="ro8" style:family="table-row">
      <style:table-row-properties style:row-height="51.8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eeeee"/>
      <style:text-properties fo:font-weight="bold" style:font-weight-asian="bold" style:font-weight-complex="bold"/>
    </style:style>
    <style:style style:name="ce10" style:family="table-cell" style:parent-style-name="Default">
      <style:table-cell-properties fo:wrap-option="wrap"/>
      <style:text-properties fo:color="#000000"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font-name="Arial" fo:font-size="10pt" fo:font-style="normal" fo:font-weight="normal" style:font-name-asian="NimbusRomNo9L-Regu" style:font-size-asian="10pt" style:font-style-asian="normal" style:font-weight-asian="normal" style:font-name-complex="NimbusRomNo9L-Regu" style:font-size-complex="10pt" style:font-style-complex="normal" style:font-weight-complex="normal"/>
    </style:style>
    <style:style style:name="ce12" style:family="table-cell" style:parent-style-name="Default">
      <style:table-cell-properties fo:wrap-option="wrap"/>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fo:wrap-option="wrap"/>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font-name="Arial" fo:font-size="10pt" fo:font-style="normal" fo:font-weight="normal" style:font-name-asian="NimbusRomNo9L-ReguItal" style:font-size-asian="10pt" style:font-style-asian="normal" style:font-weight-asian="normal" style:font-name-complex="NimbusRomNo9L-ReguItal" style:font-size-complex="10pt" style:font-style-complex="normal" style:font-weight-complex="normal"/>
    </style:style>
    <style:style style:name="ce15" style:family="table-cell" style:parent-style-name="Default">
      <style:table-cell-properties fo:wrap-option="wrap"/>
      <style:text-properties style:use-window-font-color="true" style:text-outline="false" style:text-line-through-style="none" style:text-line-through-type="none" style:font-name="NimbusRomNo9L-Regu"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NimbusRomNo9L-Regu"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ext-properties style:use-window-font-color="true" style:text-outline="false" style:text-line-through-style="none" style:text-line-through-type="none" style:font-name="TimesNewRoman" fo:font-size="10.5pt" fo:language="none" fo:country="none" fo:font-style="normal" fo:text-shadow="none" style:text-underline-style="none" fo:font-weight="normal" style:text-underline-mode="continuous" style:text-overline-mode="continuous" style:text-line-through-mode="continuous" style:font-name-asian="TimesNewRoman" style:font-size-asian="10.5pt" style:language-asian="none" style:country-asian="none" style:font-style-asian="normal" style:font-weight-asian="normal" style:font-name-complex="TimesNewRoman" style:font-size-complex="10.5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style>
    <style:style style:name="T1" style:family="text">
      <style:text-properties style:font-name-asian="NimbusRomNo9L-Regu" style:font-name-complex="NimbusRomNo9L-Regu" style:font-size-asian="12pt" style:font-size-complex="12pt"/>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NimbusRomNo9L-ReguItal" style:font-name-complex="NimbusRomNo9L-ReguItal" style:font-name="Arial" fo:font-style="normal" style:font-style-asian="normal" style:font-style-complex="normal"/>
    </style:style>
    <style:style style:name="T4" style:family="text">
      <style:text-properties style:font-name="NimbusRomNo9L-Regu" fo:font-size="10pt" style:font-name-asian="NimbusRomNo9L-Regu" style:font-name-complex="NimbusRomNo9L-Regu" style:font-size-asian="10pt" style:font-size-complex="10pt"/>
    </style:style>
    <style:style style:name="T5" style:family="text">
      <style:text-properties style:font-name="NimbusRomNo9L-Regu" style:font-name-asian="NimbusRomNo9L-Regu" style:font-name-complex="NimbusRomNo9L-Regu"/>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style:style>
    <style:style style:name="T8"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Default"/>
        <table:table-row table:style-name="ro1">
          <table:table-cell table:style-name="ce1" office:value-type="string" calcext:value-type="string">
            <text:p>Nome do artigo</text:p>
          </table:table-cell>
          <table:table-cell table:style-name="ce10" office:value-type="string" calcext:value-type="string">
            <text:p>Towards Understanding Digital Information Discovery and Curation</text:p>
          </table:table-cell>
          <table:table-cell table:style-name="ce13" office:value-type="string" calcext:value-type="string">
            <text:p><text:span text:style-name="T6">Towards Sustainable Curation and Preservation:</text:span><text:span text:style-name="T7">The SEAD Project’s Data Services Approach</text:span></text:p>
          </table:table-cell>
        </table:table-row>
        <table:table-row table:style-name="ro1">
          <table:table-cell table:style-name="ce1" office:value-type="string" calcext:value-type="string">
            <text:p>Autores</text:p>
          </table:table-cell>
          <table:table-cell table:style-name="ce11" office:value-type="string" calcext:value-type="string">
            <text:p><text:span text:style-name="T1">Elena Voyloshnikova, </text:span></text:p>
            <text:p><text:span text:style-name="T1">Margaret-Anne Storey</text:span></text:p>
          </table:table-cell>
          <table:table-cell table:style-name="ce17" office:value-type="string" calcext:value-type="string">
            <text:p>James Myers</text:p>
          </table:table-cell>
        </table:table-row>
        <table:table-row table:style-name="ro2">
          <table:table-cell table:style-name="ce1" office:value-type="string" calcext:value-type="string">
            <text:p>Ano</text:p>
          </table:table-cell>
          <table:table-cell table:style-name="ce12" office:value-type="float" office:value="2014" calcext:value-type="float">
            <text:p>2014</text:p>
          </table:table-cell>
          <table:table-cell office:value-type="float" office:value="2015" calcext:value-type="float">
            <text:p>2015</text:p>
          </table:table-cell>
        </table:table-row>
        <table:table-row table:style-name="ro2">
          <table:table-cell table:style-name="ce1" office:value-type="string" calcext:value-type="string">
            <text:p>Repositório</text:p>
          </table:table-cell>
          <table:table-cell table:style-name="ce12" office:value-type="string" calcext:value-type="string">
            <text:p>ACM</text:p>
          </table:table-cell>
          <table:table-cell table:style-name="ce12" office:value-type="string" calcext:value-type="string">
            <text:p>IEEE</text:p>
          </table:table-cell>
        </table:table-row>
        <table:table-row table:style-name="ro2">
          <table:table-cell table:style-name="ce1"/>
          <table:table-cell table:style-name="ce12" table:number-columns-repeated="2"/>
        </table:table-row>
        <table:table-row table:style-name="ro3">
          <table:table-cell table:style-name="ce1" office:value-type="string" calcext:value-type="string">
            <text:p>Quais sistemas foram citados?</text:p>
          </table:table-cell>
          <table:table-cell table:style-name="ce13" office:value-type="string" calcext:value-type="string">
            <text:p>Pinterest, Delicious, Tumblr, StumbleUpon, Wikipedia, GoogleMaps, RottenTomatoes,500px,BuckedList, We Hear It, Scoop.it!, Google Images, Vimeo, LifeHacker, YouTube, Yelp, IMDb, Trip Adviser, Urban Spoon, Thesaurus</text:p>
          </table:table-cell>
          <table:table-cell table:style-name="ce12" office:value-type="string" calcext:value-type="string">
            <text:p><text:span text:style-name="T8"> Sustainable Environment Actionable Data (SEAD), Project Space, (aplicação web), </text:span><text:span text:style-name="T9">Medici (content management web application), </text:span>GeoServer (servidor de dados geoespaciais), Drop Box, Brown Dog (conversão de arquivos), Data One (catalogação de dados) , Fedora (preservação de dados)</text:p>
          </table:table-cell>
        </table:table-row>
        <table:table-row table:style-name="ro4">
          <table:table-cell table:style-name="ce1" office:value-type="string" calcext:value-type="string">
            <text:p>Esses sistemas foram usados para curadoria?</text:p>
          </table:table-cell>
          <table:table-cell table:style-name="ce12" office:value-type="string" calcext:value-type="string">
            <text:p><text:span text:style-name="T2">Os sistemas em questão, tratados como aplicações Web com suporte à descoberta de informação,</text:span> não foram usados na implementação de uma curadoria específica. Ao contrário, foram analisados quanto ao potencial para uma possível curadoria da informação.</text:p>
          </table:table-cell>
          <table:table-cell table:style-name="ce12" office:value-type="string" calcext:value-type="string">
            <text:p><text:s/>Sim. <text:s/></text:p>
          </table:table-cell>
        </table:table-row>
        <table:table-row table:style-name="ro5">
          <table:table-cell table:style-name="ce1" office:value-type="string" calcext:value-type="string">
            <text:p>Como?</text:p>
          </table:table-cell>
          <table:table-cell table:style-name="ce12" office:value-type="string" calcext:value-type="string">
            <text:p>Os sistemas não foram usados para curadoria, não sendo possível delimitar o como a mesma teria ocorrido. Por outro lado, a análise do potencial para curadoria foi feito via framework, desenvolvido pelos autores.</text:p>
          </table:table-cell>
          <table:table-cell table:style-name="ce18" office:value-type="string" calcext:value-type="string">
            <text:p>O sistema proposto é desenvolvido pelos autores com o objetivo de proporcionar uma abordagem em que a curadoria de dados é feita em paralelo aos estágios do projeto (de trabalho), em detrimento do habitual processo de curadoria ao final do projeto</text:p>
          </table:table-cell>
        </table:table-row>
        <table:table-row table:style-name="ro6">
          <table:table-cell table:style-name="ce1" office:value-type="string" calcext:value-type="string">
            <text:p>Quais as perguntas os autores tentaram responder?</text:p>
          </table:table-cell>
          <table:table-cell table:style-name="ce14" office:value-type="string" calcext:value-type="string">
            <text:p><text:span text:style-name="T3">RQ1: How do existing Web applications support</text:span></text:p>
            <text:p><text:span text:style-name="T3">information discovery?</text:span></text:p>
            <text:p><text:span text:style-name="T3">RQ2: How do existing information discovery</text:span></text:p>
            <text:p><text:span text:style-name="T3">applications support information curation?</text:span></text:p>
          </table:table-cell>
          <table:table-cell table:style-name="ce12" office:value-type="string" calcext:value-type="string">
            <text:p><text:s text:c="2"/>Os autores procuram melhor entender quais as características da arquitetura proposta pelo sistema em questão, o SEAD, e como tal abordagem se insere no contexto das infra-estruturas cibernéticas atuais. Procuram saber como as tecnologias atuais relacionadas a metadados permitem interferir no ciclo de vida dos dados, e como otimizar a curadoria a partir dessas possibilidades. Buscam saber como o acoplamento de atividades feitas por diferentes usuários e sistemas pode representar benefícios em termos de eficiência.</text:p>
          </table:table-cell>
        </table:table-row>
        <table:table-row table:style-name="ro7">
          <table:table-cell table:style-name="ce1" office:value-type="string" calcext:value-type="string">
            <text:p>Foi feito algum experimento?</text:p>
          </table:table-cell>
          <table:table-cell table:style-name="ce12" office:value-type="string" calcext:value-type="string">
            <text:p><text:s/>Sim, a análise via framework conceitual.</text:p>
          </table:table-cell>
          <table:table-cell table:style-name="ce12" office:value-type="string" calcext:value-type="string">
            <text:p><text:s/>Não, o artigo descreve o sistema, porém não contempla em sua metodologia um experimento para análise. Por se tratar de um sistema em uso por diferentes instituições, o artigo cita algumas dessas instituições, apresentando detalhes gerais do contexto de uso do sistema (quantidade de coleções publicadas, quantidade de tipos de formato de arquivo, quantidades de arquivos, tempo de uso do sistema, quantidade de espaço de armazenamento dos dados, tipos de conteúdo dos dados). O artigo também cita, de modo geral, a política dos mantenedores do sistema SEAD de interação com os usuários do sistema e coleta de feedback dos mesmos, citando a realização de eventos dirigidos a esse público (porém não delimita métricas para a coleta dessas informações, ou maiores detalhes dos processos de avaliação do sistema)</text:p>
          </table:table-cell>
        </table:table-row>
        <table:table-row table:style-name="ro1">
          <table:table-cell table:style-name="ce1" office:value-type="string" calcext:value-type="string">
            <text:p>Quais características do estudo (nº de participantes, características, ambiente, etc)</text:p>
          </table:table-cell>
          <table:table-cell table:style-name="ce12" office:value-type="string" calcext:value-type="string">
            <text:p><text:s/>Análise feita através da avaliação de 20 diferentes aplicações</text:p>
          </table:table-cell>
          <table:table-cell table:style-name="ce12" office:value-type="string" calcext:value-type="string">
            <text:p><text:s/>Não se aplica</text:p>
          </table:table-cell>
        </table:table-row>
        <table:table-row table:style-name="ro4">
          <table:table-cell table:style-name="ce1" office:value-type="string" calcext:value-type="string">
            <text:p>Quais as estratégias de curadoria</text:p>
          </table:table-cell>
          <table:table-cell table:style-name="ce12" office:value-type="string" calcext:value-type="string">
            <text:p>As estratégias de curadoria analisadas dizem respeito a quatro abordagens: <text:span text:style-name="T4">information management,</text:span></text:p>
            <text:p><text:span text:style-name="T5">preservation, information enhancement, and</text:span></text:p>
            <text:p><text:span text:style-name="T5">Sharing.</text:span></text:p>
          </table:table-cell>
          <table:table-cell table:style-name="ce12" office:value-type="string" calcext:value-type="string">
            <text:p><text:s/>A estratégia se baseia no uso de um sistema que automatiza as tarefas de curadoria. A ideia é que ao realizar o projeto de pesquisa através do sistema, o mesmo adicionará metadados aos dados à medida em que estes sejam produzidos, de modo a otimizar a organização e curadoria dos mesmos.</text:p>
          </table:table-cell>
        </table:table-row>
        <table:table-row table:style-name="ro8">
          <table:table-cell table:style-name="ce1" office:value-type="string" calcext:value-type="string">
            <text:p>Quais conclusões os pesquisadores chegaram?</text:p>
          </table:table-cell>
          <table:table-cell table:style-name="ce13" office:value-type="string" calcext:value-type="string">
            <text:p>As autoras puderam deduzir os fatores e questões importantes para a construção e avaliação de ferramentas Web de descoberta da informação. </text:p>
          </table:table-cell>
          <table:table-cell table:style-name="ce12" office:value-type="string" calcext:value-type="string">
            <text:p><text:s/>Conclusões positivas acerca da vantagem no uso dos sistemas de hospedagem descritos, para a curadoria de dados de projetos científicos, em detrimento das práticas habituais de uso de sistema de compartilhamento de arquivos. Os resultados positivos acerca da escalabilidade do uso, e o potencial de interação dos usuários comprovam que a pesquisa em Curadoria Ativa e Curadoria Social, conceitos guias do artigo, é efetiva no direcionamento de boas práticas para o desenvolvimento de sistemas que prevêem a interação de grande número de dados, entre usuários. O artigo atesta ainda para as vantagens representadas pela implementação do sistema em questão, relativas ao fato do mesmo adicionar valor aos serviços de infra-estrutura dos dados, o que favorece sua manutenibilidade e reduz custos.</text:p>
          </table:table-cell>
        </table:table-row>
        <table:table-row table:style-name="ro1">
          <table:table-cell table:style-name="ce1" office:value-type="string" calcext:value-type="string">
            <text:p>Palavras-cahve</text:p>
          </table:table-cell>
          <table:table-cell table:style-name="ce13" office:value-type="string" calcext:value-type="string">
            <text:p>information discovery, information curation, Web application tools, system evaluation</text:p>
          </table:table-cell>
          <table:table-cell table:style-name="ce13" office:value-type="string" calcext:value-type="string">
            <text:p>data curation, data preservation, research</text:p>
          </table:table-cell>
        </table:table-row>
        <table:table-row table:style-name="ro2">
          <table:table-cell table:style-name="ce1"/>
          <table:table-cell table:style-name="ce13"/>
          <table:table-cell table:style-name="ce13" office:value-type="string" calcext:value-type="string">
            <text:p>productivity, semantic web, content management, web services</text:p>
          </table:table-cell>
        </table:table-row>
        <table:table-row table:style-name="ro2">
          <table:table-cell table:style-name="ce1" office:value-type="string" calcext:value-type="string">
            <text:p>Score</text:p>
          </table:table-cell>
          <table:table-cell table:style-name="ce15"/>
          <table:table-cell table:style-name="ce19"/>
        </table:table-row>
        <table:table-row table:style-name="ro2" table:number-rows-repeated="19">
          <table:table-cell table:number-columns-repeated="3"/>
        </table:table-row>
        <table:table-row table:style-name="ro2">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RomNo9L-Regu" svg:font-family="NimbusRomNo9L-Regu"/>
    <style:font-face style:name="NimbusRomNo9L-ReguItal" svg:font-family="NimbusRomNo9L-ReguItal"/>
    <style:font-face style:name="TimesNewRoman" svg:font-family="TimesNewRoman"/>
    <style:font-face style:name="TimesNewRoman,BoldItalic" svg:font-family="'TimesNewRoman,BoldItalic'"/>
    <style:font-face style:name="F" svg:font-family="" style:font-family-generic="roman"/>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1">00/00/0000</text:date>, <text:time style:data-style-name="N2" text:time-value="18:43:47.37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2.3.2$Windows_X86_64 LibreOffice_project/aecc05fe267cc68dde00352a451aa867b3b546ac</meta:generator>
    <dc:date>2019-06-21T00:16:00.103000000</dc:date>
    <meta:editing-duration>PT1H50M7S</meta:editing-duration>
    <meta:editing-cycles>11</meta:editing-cycles>
    <meta:document-statistic meta:table-count="1" meta:cell-count="41" meta:object-count="0"/>
  </office:meta>
</office:document-meta>
</file>